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63"/>
          <table:table-cell table:style-name="ce1" office:value-type="string" calcext:value-type="string">
            <text:p>Ganadora</text:p>
          </table:table-cell>
          <table:table-cell table:style-name="ce155" office:value-type="string" calcext:value-type="string">
            <text:p>Ale</text:p>
          </table:table-cell>
          <table:table-cell table:style-name="ce155" office:value-type="string" calcext:value-type="string">
            <text:p>Pablo</text:p>
          </table:table-cell>
          <table:table-cell table:style-name="ce155" office:value-type="string" calcext:value-type="string">
            <text:p>Portillo</text:p>
          </table:table-cell>
          <table:table-cell table:style-name="ce155" office:value-type="string" calcext:value-type="string">
            <text:p>Migue</text:p>
          </table:table-cell>
          <table:table-cell table:style-name="ce155" office:value-type="string" calcext:value-type="string">
            <text:p>Andrés</text:p>
          </table:table-cell>
          <table:table-cell table:style-name="ce155" office:value-type="string" calcext:value-type="string">
            <text:p>Berto</text:p>
          </table:table-cell>
          <table:table-cell table:style-name="ce155" office:value-type="string" calcext:value-type="string">
            <text:p>Jose</text:p>
          </table:table-cell>
          <table:table-cell table:style-name="ce155" office:value-type="string" calcext:value-type="string">
            <text:p>Apuesta</text:p>
          </table:table-cell>
          <table:table-cell table:style-name="ce183" table:number-columns-repeated="1004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6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6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6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6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6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6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6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156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/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/>
          <table:table-cell table:style-name="ce33" table:number-columns-repeated="1004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59" calcext:value-type="float">
            <text:p>59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25" calcext:value-type="float">
            <text:p>25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70" calcext:value-type="float">
            <text:p>70</text:p>
          </table:table-cell>
          <table:table-cell table:style-name="ce149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2">
          <table:table-cell table:style-name="ce14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F7]" office:value-type="string" office:string-value="Colman Domingo&#10;(Las vidas de Sing Sing)" calcext:value-type="string">
            <text:p>Colman Domingo</text:p>
            <text:p>(Las vidas de Sing Sing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D8]" office:value-type="string" office:string-value="Isabella Rossellini&#10;(Cónclave)" calcext:value-type="string">
            <text:p>Isabella Rossellini</text:p>
            <text:p>(Cónclave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D8]" office:value-type="string" office:string-value="Isabella Rossellini&#10;(Cónclave)" calcext:value-type="string">
            <text:p>Isabella Rossellini</text:p>
            <text:p>(Cónclave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6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146"/>
          <table:table-cell table:style-name="ce33" table:number-columns-repeated="1004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8" table:style-name="ce158" office:value-type="string" calcext:value-type="string">
            <text:p>?</text:p>
          </table:table-cell>
          <table:table-cell table:style-name="ce33" table:number-columns-repeated="1004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s vidas de Sing S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/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J12]" office:value-type="string" office:string-value="Nickel boys" calcext:value-type="string">
            <text:p>Nickel boys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low, un mundo que salvar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a semilla de la higuera sagrad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Inside Out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emorias de un caracol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The Brutalist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ari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osferatu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/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etter Ma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l reino del planeta de los simio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D19]" office:value-type="string" office:string-value="Better Man" calcext:value-type="string">
            <text:p>Better Man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8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/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Cónclav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Gladiator II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sferatu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icked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/>
          <table:table-cell table:style-name="ce33" table:number-columns-repeated="1004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/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Other Lan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Porcelain Wa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Soundtrack to a Coup d’Eta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/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Anuja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'm not a robo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Last Ranger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75"/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D26]" office:value-type="string" office:string-value="Anuja" calcext:value-type="string">
            <text:p>Anuj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n the Shadow of Cypres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agic Cand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ander to Wonde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Yuck!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/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 Am Ready, Warde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cide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struments of a Beating Hear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 only girl in the orchestra</text:p>
          </table:table-cell>
          <table:covered-table-cell table:style-name="ce86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/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D28]" office:value-type="string" office:string-value="I Am Ready, Warden" calcext:value-type="string">
            <text:p>I Am Ready, Warden</text:p>
          </table:table-cell>
          <table:table-cell table:style-name="ce169"/>
          <table:table-cell table:style-name="ce33" table:number-columns-repeated="1004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es-ES-u-co-trad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00:59:09.636000000</meta:creation-date>
    <dc:date>2025-02-13T11:50:38.889000000</dc:date>
    <meta:editing-duration>PT13H16M23S</meta:editing-duration>
    <meta:editing-cycles>93</meta:editing-cycles>
    <meta:generator>LibreOffice/7.1.4.2$Windows_X86_64 LibreOffice_project/a529a4fab45b75fefc5b6226684193eb000654f6</meta:generator>
    <meta:document-statistic meta:table-count="1" meta:cell-count="347" meta:object-count="0"/>
  </office:meta>
</office:document-meta>
</file>